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Kelde becomes attacked by Ghost</text:p>
      <text:p text:style-name="P2"/>
      <text:p text:style-name="P1">Summery:<text:tab/>Interaction between Kelde and monster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Walks into Ghost</text:p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Ghost inflict damage on Kelde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5-31T08:44:17.59</dc:date>
    <dc:creator>Anders Bolin</dc:creator>
    <meta:editing-duration>PT1H14M7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1" meta:paragraph-count="26" meta:word-count="50" meta:character-count="250"/>
  </office:meta>
</office:document-meta>
</file>